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824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3.829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uncional&quot;;&quot;Não Funcional&quot;;&quot;Inverso&quot;)" table:allow-empty-cell="true" table:display-list="unsorted" table:base-cell-address="Plan1.B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6" table:number-rows-spanned="1">
            <text:p>Food DeliveryWeb</text:p>
          </table:table-cell>
          <table:covered-table-cell table:style-name="ce5"/>
          <table:covered-table-cell table:number-columns-repeated="4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Atributos das Regras de Negócio</text:p>
          </table:table-cell>
          <table:covered-table-cell table:style-name="ce5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CLASSIFICAÇÃO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text:p>COMPLEXIDADE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SOLICITANTE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QN1 - Exempl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style-name="ce6"/>
          <table:table-cell table:number-columns-repeated="1018"/>
        </table:table-row>
        <table:table-row table:style-name="ro1" table:number-rows-repeated="33">
          <table:table-cell table:style-name="ce4"/>
          <table:table-cell table:style-name="ce6" table:content-validation-name="val1"/>
          <table:table-cell table:style-name="ce6" table:content-validation-name="val2" table:number-columns-repeated="2"/>
          <table:table-cell table:style-name="ce6" table:content-validation-name="val3"/>
          <table:table-cell table:style-name="ce6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Plan3" table:style-name="ta3" table:print="false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5: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/10/2009</text:date>, <text:time>16:56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08T16:56:19.75</dc:date>
    <meta:generator>BrOffice.org/3.1$Win32 OpenOffice.org_project/310m11$Build-9399</meta:generator>
    <meta:editing-duration>PT00H04M16S</meta:editing-duration>
    <meta:editing-cycles>4</meta:editing-cycles>
    <meta:document-statistic meta:table-count="3" meta:cell-count="13" meta:object-count="0"/>
  </office:meta>
</office:document-meta>
</file>